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5-07-11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5-05-2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5408" calcext:value-type="float">
            <text:p>30.3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5-03-18 17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0064" calcext:value-type="float">
            <text:p>30.23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5-01-23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4-10-30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4-07-16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4-06-12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4-05-01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4-02-02 19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3-10-18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3-09-06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3-08-11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3-04-1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3-01-10 20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2-11-17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2-07-14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2-05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2-01-13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7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6512" calcext:value-type="float">
            <text:p>30.76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4112" calcext:value-type="float">
            <text:p>30.61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908" calcext:value-type="float">
            <text:p>30.73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5072" calcext:value-type="float">
            <text:p>30.6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2504" calcext:value-type="float">
            <text:p>30.70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5552" calcext:value-type="float">
            <text:p>30.70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6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9664" calcext:value-type="float">
            <text:p>30.83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956" calcext:value-type="float">
            <text:p>30.76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6136" calcext:value-type="float">
            <text:p>30.80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528" calcext:value-type="float">
            <text:p>30.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0144" calcext:value-type="float">
            <text:p>30.87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5384" calcext:value-type="float">
            <text:p>30.88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4904" calcext:value-type="float">
            <text:p>30.85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7096" calcext:value-type="float">
            <text:p>30.86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8912" calcext:value-type="float">
            <text:p>30.91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1292" calcext:value-type="float">
            <text:p>30.91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2544" calcext:value-type="float">
            <text:p>31.02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196" calcext:value-type="float">
            <text:p>30.92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0248" calcext:value-type="float">
            <text:p>30.94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7576" calcext:value-type="float">
            <text:p>30.89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3192" calcext:value-type="float">
            <text:p>30.87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3568" calcext:value-type="float">
            <text:p>30.83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1376" calcext:value-type="float">
            <text:p>30.82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5008" calcext:value-type="float">
            <text:p>30.92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4716" calcext:value-type="float">
            <text:p>30.87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7472" calcext:value-type="float">
            <text:p>30.82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428" calcext:value-type="float">
            <text:p>30.4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1672" calcext:value-type="float">
            <text:p>30.1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19752" calcext:value-type="float">
            <text:p>30.0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64888" calcext:value-type="float">
            <text:p>29.9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7016" calcext:value-type="float">
            <text:p>30.2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6496" calcext:value-type="float">
            <text:p>29.8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70984" calcext:value-type="float">
            <text:p>29.97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00296" calcext:value-type="float">
            <text:p>29.8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6372" calcext:value-type="float">
            <text:p>29.7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25264" calcext:value-type="float">
            <text:p>29.9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656" calcext:value-type="float">
            <text:p>29.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49776" calcext:value-type="float">
            <text:p>29.4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91864" calcext:value-type="float">
            <text:p>29.3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8712" calcext:value-type="float">
            <text:p>29.3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9736" calcext:value-type="float">
            <text:p>29.12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5456" calcext:value-type="float">
            <text:p>29.1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5184" calcext:value-type="float">
            <text:p>29.2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4704" calcext:value-type="float">
            <text:p>29.2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0528" calcext:value-type="float">
            <text:p>29.3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7416" calcext:value-type="float">
            <text:p>29.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98544" calcext:value-type="float">
            <text:p>29.4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2616" calcext:value-type="float">
            <text:p>29.3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12" calcext:value-type="float">
            <text:p>29.2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7005714286" calcext:value-type="float">
            <text:p>29.281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35" calcext:value-type="float">
            <text:p>29.27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17005714286" calcext:value-type="float">
            <text:p>29.281700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62" calcext:value-type="float">
            <text:p>29.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84" calcext:value-type="float">
            <text:p>29.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43" calcext:value-type="float">
            <text:p>29.32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018" calcext:value-type="float">
            <text:p>29.38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922" calcext:value-type="float">
            <text:p>29.319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208" calcext:value-type="float">
            <text:p>29.3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16" calcext:value-type="float">
            <text:p>29.3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826" calcext:value-type="float">
            <text:p>29.25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588" calcext:value-type="float">
            <text:p>29.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24" calcext:value-type="float">
            <text:p>29.2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588" calcext:value-type="float">
            <text:p>29.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78" calcext:value-type="float">
            <text:p>29.22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842" calcext:value-type="float">
            <text:p>29.268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858" calcext:value-type="float">
            <text:p>29.2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1414" calcext:value-type="float">
            <text:p>29.314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858" calcext:value-type="float">
            <text:p>29.2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366" calcext:value-type="float">
            <text:p>29.283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24" calcext:value-type="float">
            <text:p>29.2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746" calcext:value-type="float">
            <text:p>29.20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444" calcext:value-type="float">
            <text:p>29.17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92" calcext:value-type="float">
            <text:p>29.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2888" calcext:value-type="float">
            <text:p>29.2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492" calcext:value-type="float">
            <text:p>29.2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794" calcext:value-type="float">
            <text:p>29.23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604" calcext:value-type="float">
            <text:p>29.2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508" calcext:value-type="float">
            <text:p>29.2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1" calcext:value-type="float">
            <text:p>29.2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476" calcext:value-type="float">
            <text:p>29.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0492" calcext:value-type="float">
            <text:p>29.20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476" calcext:value-type="float">
            <text:p>29.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428" calcext:value-type="float">
            <text:p>29.1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968" calcext:value-type="float">
            <text:p>29.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524" calcext:value-type="float">
            <text:p>29.2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476" calcext:value-type="float">
            <text:p>29.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016" calcext:value-type="float">
            <text:p>29.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4048" calcext:value-type="float">
            <text:p>29.2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064" calcext:value-type="float">
            <text:p>29.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476" calcext:value-type="float">
            <text:p>29.1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4396" calcext:value-type="float">
            <text:p>29.1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412" calcext:value-type="float">
            <text:p>29.1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2872" calcext:value-type="float">
            <text:p>29.1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428" calcext:value-type="float">
            <text:p>29.1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6428" calcext:value-type="float">
            <text:p>29.1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592" calcext:value-type="float">
            <text:p>29.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3032" calcext:value-type="float">
            <text:p>29.2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016" calcext:value-type="float">
            <text:p>29.2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968" calcext:value-type="float">
            <text:p>29.1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952" calcext:value-type="float">
            <text:p>29.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7952" calcext:value-type="float">
            <text:p>29.1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846" calcext:value-type="float">
            <text:p>29.1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064" calcext:value-type="float">
            <text:p>29.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588" calcext:value-type="float">
            <text:p>29.26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064" calcext:value-type="float">
            <text:p>29.2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862" calcext:value-type="float">
            <text:p>29.2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84" calcext:value-type="float">
            <text:p>29.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764" calcext:value-type="float">
            <text:p>29.3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24" calcext:value-type="float">
            <text:p>29.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684" calcext:value-type="float">
            <text:p>29.32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42649091251916</text:p>
          </table:table-cell>
          <table:table-cell office:value-type="string" calcext:value-type="string">
            <text:p>196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7096" calcext:value-type="float">
            <text:p>29.2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144" meta:object-count="0"/>
    <meta:user-defined meta:name="AppVersion">3.0</meta:user-defined>
  </office:meta>
</office:document-meta>
</file>